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0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5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8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8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7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4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4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 table:number-rows-repeated="3171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.00.0000</text:date>, <text:time style:data-style-name="N2" text:time-value="11:05:00.8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08-01T14:20:51.795000000</dc:date>
    <meta:editing-cycles>195</meta:editing-cycles>
    <meta:editing-duration>P10DT11H15M39S</meta:editing-duration>
    <meta:document-statistic meta:table-count="3" meta:cell-count="1724" meta:object-count="0"/>
    <meta:user-defined meta:name="Info 1"/>
    <meta:user-defined meta:name="Info 2"/>
    <meta:user-defined meta:name="Info 3"/>
    <meta:user-defined meta:name="Info 4"/>
  </office:meta>
</office:document-meta>
</file>